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56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draw:marker-start="" draw:marker-start-width="0.457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1cm" svg:y1="1.96cm" svg:x2="4.171cm" svg:y2="11.022cm">
          <text:p text:style-name="P2"/>
        </draw:line>
        <draw:line draw:style-name="gr1" draw:text-style-name="P1" draw:layer="layout" svg:x1="13.776cm" svg:y1="11.017cm" svg:x2="4.171cm" svg:y2="11.022cm">
          <text:p text:style-name="P2"/>
        </draw:line>
        <draw:frame draw:style-name="gr2" draw:layer="layout" svg:width="2.627cm" svg:height="0.962cm" draw:transform="rotate (1.57934844012937) translate (2.773cm 7.866cm)">
          <draw:text-box>
            <text:p text:style-name="P2"><text:span text:style-name="T1">P</text:span> (kPa)</text:p>
          </draw:text-box>
        </draw:frame>
        <draw:line draw:style-name="gr1" draw:text-style-name="P1" draw:layer="layout" svg:x1="11.184cm" svg:y1="3.951cm" svg:x2="4.971cm" svg:y2="3.964cm">
          <text:p text:style-name="P2"/>
        </draw:line>
        <draw:line draw:style-name="gr1" draw:text-style-name="P1" draw:layer="layout" svg:x1="11.414cm" svg:y1="9.993cm" svg:x2="11.414cm" svg:y2="3.965cm">
          <text:p text:style-name="P2"/>
        </draw:line>
        <draw:path draw:style-name="gr3" draw:text-style-name="P1" draw:layer="layout" svg:width="6.438cm" svg:height="5.936cm" svg:x="4.996cm" svg:y="4.244cm" svg:viewBox="0 0 6439 5937" svg:d="m6439 5937c-690-105-1150-272-1150-272l-899-376-941-607-773-585-794-815-774-1025-648-1212-460-1045">
          <text:p text:style-name="P2"/>
        </draw:path>
        <draw:frame draw:style-name="gr2" draw:layer="layout" svg:width="1.907cm" svg:height="0.962cm" svg:x="2.364cm" svg:y="3.412cm">
          <draw:text-box>
            <text:p text:style-name="P2">2000</text:p>
          </draw:text-box>
        </draw:frame>
        <draw:frame draw:style-name="gr2" draw:layer="layout" svg:width="1.556cm" svg:height="0.962cm" svg:x="2.302cm" svg:y="9.712cm">
          <draw:text-box>
            <text:p text:style-name="P2">200</text:p>
          </draw:text-box>
        </draw:frame>
        <draw:frame draw:style-name="gr2" draw:layer="layout" svg:width="0.853cm" svg:height="0.962cm" svg:x="4.728cm" svg:y="3.033cm">
          <draw:text-box>
            <text:p text:style-name="P2">2</text:p>
          </draw:text-box>
        </draw:frame>
        <draw:frame draw:style-name="gr2" draw:layer="layout" svg:width="0.858cm" svg:height="0.962cm" svg:x="11.429cm" svg:y="3.533cm">
          <draw:text-box>
            <text:p text:style-name="P2">3</text:p>
          </draw:text-box>
        </draw:frame>
        <draw:frame draw:style-name="gr2" draw:layer="layout" svg:width="0.858cm" svg:height="0.962cm" svg:x="11.429cm" svg:y="9.833cm">
          <draw:text-box>
            <text:p text:style-name="P2">1</text:p>
          </draw:text-box>
        </draw:frame>
        <draw:frame draw:style-name="gr2" draw:layer="layout" svg:width="2.445cm" svg:height="0.962cm" draw:transform="rotate (-1.60238678625688) translate (12.812cm 6.15cm)">
          <draw:text-box>
            <text:p text:style-name="P2">Path C</text:p>
          </draw:text-box>
        </draw:frame>
        <draw:frame draw:style-name="gr2" draw:layer="layout" svg:width="2.415cm" svg:height="0.962cm" svg:x="6.881cm" svg:y="2.912cm">
          <draw:text-box>
            <text:p text:style-name="P2">Path B</text:p>
          </draw:text-box>
        </draw:frame>
        <draw:frame draw:style-name="gr2" draw:layer="layout" svg:width="2.382cm" svg:height="0.962cm" draw:transform="rotate (-0.786619893874883) translate (5.872cm 6.91cm)">
          <draw:text-box>
            <text:p text:style-name="P2">Path A</text:p>
          </draw:text-box>
        </draw:frame>
        <draw:frame draw:style-name="gr2" draw:layer="layout" svg:width="2.614cm" svg:height="0.962cm" svg:x="6.682cm" svg:y="11.412cm">
          <draw:text-box>
            <text:p text:style-name="P2"><text:span text:style-name="T1">V</text:span> (dm<text:span text:style-name="T2">3</text:span>)</text:p>
          </draw:text-box>
        </draw:frame>
        <draw:frame draw:style-name="gr2" draw:layer="layout" svg:width="0.858cm" svg:height="0.962cm" svg:x="4.402cm" svg:y="11.012cm">
          <draw:text-box>
            <text:p text:style-name="P2">1</text:p>
          </draw:text-box>
        </draw:frame>
        <draw:frame draw:style-name="gr2" draw:layer="layout" svg:width="1.209cm" svg:height="0.962cm" svg:x="10.739cm" svg:y="11.012cm">
          <draw:text-box>
            <text:p text:style-name="P2"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8-23T01:30:46</meta:creation-date>
    <dc:creator>Jussi Eloranta</dc:creator>
    <dc:date>2008-08-23T15:05:33</dc:date>
    <meta:editing-cycles>11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